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0.924cm" style:rel-column-width="524*"/>
    </style:style>
    <style:style style:name="Tabelle1.B" style:family="table-column">
      <style:table-column-properties style:column-width="3.097cm" style:rel-column-width="1756*"/>
    </style:style>
    <style:style style:name="Tabelle1.C" style:family="table-column">
      <style:table-column-properties style:column-width="12.991cm" style:rel-column-width="736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List_20_Heading">
      <style:text-properties fo:font-size="14pt" style:font-size-asian="14pt" style:font-size-complex="14pt"/>
    </style:style>
    <style:style style:name="P3" style:family="paragraph" style:parent-style-name="List_20_Contents">
      <style:paragraph-properties fo:margin-left="0cm" fo:margin-right="0cm" fo:margin-top="0cm" fo:margin-bottom="0.499cm" fo:text-indent="0cm" style:auto-text-indent="false"/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<text:span text:style-name="T2">Hinreichendes Kriterium</text:span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Fall</text:p>
          </table:table-cell>
          <table:table-cell table:style-name="Tabelle1.A1" office:value-type="string">
            <text:p text:style-name="P4">Art Extremum</text:p>
          </table:table-cell>
          <table:table-cell table:style-name="Tabelle1.C1" office:value-type="string">
            <text:p text:style-name="P4">Bedingungen:</text:p>
          </table:table-cell>
        </table:table-row>
        <table:table-row>
          <table:table-cell table:style-name="Tabelle1.A2" office:value-type="string">
            <text:p text:style-name="P4">a</text:p>
          </table:table-cell>
          <table:table-cell table:style-name="Tabelle1.A2" office:value-type="string">
            <text:p text:style-name="P4">lokales Minimum</text:p>
          </table:table-cell>
          <table:table-cell table:style-name="Tabelle1.C2" office:value-type="string">
            <text:p text:style-name="P4"><draw:frame draw:style-name="fr1" draw:name="Grafik12" text:anchor-type="as-char" svg:width="1.905cm" svg:height="0.926cm" draw:z-index="0"><draw:image xlink:href="http://statistik.wu-wien.ac.at/%7Eleydold/MOK/HTML/img1328.gif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4">b</text:p>
          </table:table-cell>
          <table:table-cell table:style-name="Tabelle1.A2" office:value-type="string">
            <text:p text:style-name="P4">lokales Maximum</text:p>
          </table:table-cell>
          <table:table-cell table:style-name="Tabelle1.C2" office:value-type="string">
            <text:p text:style-name="P3">gerade Hauptminoren <draw:frame draw:style-name="fr1" draw:name="Grafik13" text:anchor-type="as-char" svg:width="3.969cm" svg:height="0.926cm" draw:z-index="2"><draw:image xlink:href="http://statistik.wu-wien.ac.at/%7Eleydold/MOK/HTML/img1330.gif" xlink:type="simple" xlink:show="embed" xlink:actuate="onLoad"/></draw:frame></text:p>
            <text:p text:style-name="P3">ungerade Hauptminoren <draw:frame draw:style-name="fr1" draw:name="Grafik14" text:anchor-type="as-char" svg:width="3.969cm" svg:height="0.926cm" draw:z-index="3"><draw:image xlink:href="http://statistik.wu-wien.ac.at/%7Eleydold/MOK/HTML/img1331.gif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4">c</text:p>
          </table:table-cell>
          <table:table-cell table:style-name="Tabelle1.A2" office:value-type="string">
            <text:p text:style-name="P4">Sattelpunkt</text:p>
          </table:table-cell>
          <table:table-cell table:style-name="Tabelle1.C2" office:value-type="string">
            <text:p text:style-name="P4"><draw:frame draw:style-name="fr1" draw:name="Grafik15" text:anchor-type="as-char" svg:width="3.651cm" svg:height="0.926cm" draw:z-index="1"><draw:image xlink:href="http://statistik.wu-wien.ac.at/%7Eleydold/MOK/HTML/img1332.gif" xlink:type="simple" xlink:show="embed" xlink:actuate="onLoad"/><svg:title>$\det(\mathsfbf{H}_f(\mathsfbf{x}_0))\not=0$</svg:title></draw:frame>, aber keine der Bedingungen (a) und (b) ist erfüllt </text:p>
          </table:table-cell>
        </table:table-row>
        <table:table-row>
          <table:table-cell table:style-name="Tabelle1.A2" office:value-type="string">
            <text:p text:style-name="P4">d</text:p>
          </table:table-cell>
          <table:table-cell table:style-name="Tabelle1.A2" office:value-type="string">
            <text:p text:style-name="P4">unbestimmt</text:p>
          </table:table-cell>
          <table:table-cell table:style-name="Tabelle1.C2" office:value-type="string">
            <text:p text:style-name="P4">keine Aussage möglich: kann lokales <text:s/>Extremum sein, muss aber nicht</text:p>
          </table:table-cell>
        </table:table-row>
      </table:table>
      <text:p text:style-name="Text_20_body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4:23:02.50</meta:creation-date>
    <dc:date>2016-06-13T22:47:25.60</dc:date>
    <meta:editing-duration>PT15M2S</meta:editing-duration>
    <meta:editing-cycles>6</meta:editing-cycles>
    <meta:generator>OpenOffice.org/3.4.1$Win32 OpenOffice.org_project/341m1$Build-9593</meta:generator>
    <meta:document-statistic meta:table-count="1" meta:image-count="4" meta:object-count="0" meta:page-count="1" meta:paragraph-count="17" meta:word-count="40" meta:character-count="273"/>
  </office:meta>
</office:document-meta>
</file>